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lt;[$Planilha1.$C$3]" style:apply-style-name="diasfaltantes" style:base-cell-address="Planilha1.E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table:number-columns-repeated="4"/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234" calcext:value-type="float">
            <text:p>1234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1232" calcext:value-type="float">
            <text:p>1232</text:p>
          </table:table-cell>
          <table:table-cell table:style-name="ce6" office:value-type="float" office:value="1231" calcext:value-type="float">
            <text:p>1231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1229" calcext:value-type="float">
            <text:p>1229</text:p>
          </table:table-cell>
          <table:table-cell table:style-name="ce6" office:value-type="float" office:value="1228" calcext:value-type="float">
            <text:p>1228</text:p>
          </table:table-cell>
          <table:table-cell table:style-name="ce6" office:value-type="float" office:value="1227" calcext:value-type="float">
            <text:p>1227</text:p>
          </table:table-cell>
          <table:table-cell table:style-name="ce6" office:value-type="float" office:value="1226" calcext:value-type="float">
            <text:p>1226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" office:value-type="string" calcext:value-type="string">
            <text:p>Dias restantes:</text:p>
          </table:table-cell>
          <table:table-cell table:style-name="ce3" table:formula="of:=[.C5]-[.C4]" office:value-type="float" office:value="1235" calcext:value-type="float">
            <text:p>1235</text:p>
          </table:table-cell>
          <table:table-cell/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office:value-type="float" office:value="1222" calcext:value-type="float">
            <text:p>1222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office:value-type="float" office:value="1220" calcext:value-type="float">
            <text:p>1220</text:p>
          </table:table-cell>
          <table:table-cell table:style-name="ce6" office:value-type="float" office:value="1219" calcext:value-type="float">
            <text:p>1219</text:p>
          </table:table-cell>
          <table:table-cell table:style-name="ce6" office:value-type="float" office:value="1218" calcext:value-type="float">
            <text:p>1218</text:p>
          </table:table-cell>
          <table:table-cell table:style-name="ce6" office:value-type="float" office:value="1217" calcext:value-type="float">
            <text:p>1217</text:p>
          </table:table-cell>
          <table:table-cell table:style-name="ce6" office:value-type="float" office:value="1216" calcext:value-type="float">
            <text:p>1216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" office:value-type="string" calcext:value-type="string">
            <text:p>Dia atual:</text:p>
          </table:table-cell>
          <table:table-cell table:style-name="ce4" table:formula="of:=TODAY()" office:value-type="date" office:date-value="2019-07-26" calcext:value-type="date">
            <text:p>26/07/19</text:p>
          </table:table-cell>
          <table:table-cell/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214" calcext:value-type="float">
            <text:p>1214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1212" calcext:value-type="float">
            <text:p>1212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office:value-type="float" office:value="1209" calcext:value-type="float">
            <text:p>1209</text:p>
          </table:table-cell>
          <table:table-cell table:style-name="ce6" office:value-type="float" office:value="1208" calcext:value-type="float">
            <text:p>1208</text:p>
          </table:table-cell>
          <table:table-cell table:style-name="ce6" office:value-type="float" office:value="1207" calcext:value-type="float">
            <text:p>1207</text:p>
          </table:table-cell>
          <table:table-cell table:style-name="ce6" office:value-type="float" office:value="1206" calcext:value-type="float">
            <text:p>1206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" office:value-type="string" calcext:value-type="string">
            <text:p>Dia final:</text:p>
          </table:table-cell>
          <table:table-cell table:style-name="ce4" office:value-type="date" office:date-value="2022-12-12" calcext:value-type="date">
            <text:p>12/12/22</text:p>
          </table:table-cell>
          <table:table-cell/>
          <table:table-cell table:style-name="ce6" office:value-type="float" office:value="1205" calcext:value-type="float">
            <text:p>1205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203" calcext:value-type="float">
            <text:p>1203</text:p>
          </table:table-cell>
          <table:table-cell table:style-name="ce6" office:value-type="float" office:value="1202" calcext:value-type="float">
            <text:p>1202</text:p>
          </table:table-cell>
          <table:table-cell table:style-name="ce6" office:value-type="float" office:value="1201" calcext:value-type="float">
            <text:p>1201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1196" calcext:value-type="float">
            <text:p>1196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Anos restantes:</text:p>
          </table:table-cell>
          <table:table-cell table:style-name="ce3" table:formula="of:=TRUNC([.C3]/365;0)" office:value-type="float" office:value="3" calcext:value-type="float">
            <text:p>3</text:p>
          </table:table-cell>
          <table:table-cell/>
          <table:table-cell table:style-name="ce6" office:value-type="float" office:value="1195" calcext:value-type="float">
            <text:p>1195</text:p>
          </table:table-cell>
          <table:table-cell table:style-name="ce6" office:value-type="float" office:value="1194" calcext:value-type="float">
            <text:p>1194</text:p>
          </table:table-cell>
          <table:table-cell table:style-name="ce6" office:value-type="float" office:value="1193" calcext:value-type="float">
            <text:p>1193</text:p>
          </table:table-cell>
          <table:table-cell table:style-name="ce6" office:value-type="float" office:value="1192" calcext:value-type="float">
            <text:p>1192</text:p>
          </table:table-cell>
          <table:table-cell table:style-name="ce6" office:value-type="float" office:value="1191" calcext:value-type="float">
            <text:p>1191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189" calcext:value-type="float">
            <text:p>1189</text:p>
          </table:table-cell>
          <table:table-cell table:style-name="ce6" office:value-type="float" office:value="1188" calcext:value-type="float">
            <text:p>1188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1186" calcext:value-type="float">
            <text:p>11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office:value-type="float" office:value="1183" calcext:value-type="float">
            <text:p>1183</text:p>
          </table:table-cell>
          <table:table-cell table:style-name="ce6" office:value-type="float" office:value="1182" calcext:value-type="float">
            <text:p>1182</text:p>
          </table:table-cell>
          <table:table-cell table:style-name="ce6" office:value-type="float" office:value="1181" calcext:value-type="float">
            <text:p>1181</text:p>
          </table:table-cell>
          <table:table-cell table:style-name="ce6" office:value-type="float" office:value="1180" calcext:value-type="float">
            <text:p>1180</text:p>
          </table:table-cell>
          <table:table-cell table:style-name="ce6" office:value-type="float" office:value="1179" calcext:value-type="float">
            <text:p>1179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1176" calcext:value-type="float">
            <text:p>11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75" calcext:value-type="float">
            <text:p>1175</text:p>
          </table:table-cell>
          <table:table-cell table:style-name="ce6" office:value-type="float" office:value="1174" calcext:value-type="float">
            <text:p>1174</text:p>
          </table:table-cell>
          <table:table-cell table:style-name="ce6" office:value-type="float" office:value="1173" calcext:value-type="float">
            <text:p>1173</text:p>
          </table:table-cell>
          <table:table-cell table:style-name="ce6" office:value-type="float" office:value="1172" calcext:value-type="float">
            <text:p>1172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169" calcext:value-type="float">
            <text:p>1169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1166" calcext:value-type="float">
            <text:p>11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65" calcext:value-type="float">
            <text:p>1165</text:p>
          </table:table-cell>
          <table:table-cell table:style-name="ce6" office:value-type="float" office:value="1164" calcext:value-type="float">
            <text:p>1164</text:p>
          </table:table-cell>
          <table:table-cell table:style-name="ce6" office:value-type="float" office:value="1163" calcext:value-type="float">
            <text:p>1163</text:p>
          </table:table-cell>
          <table:table-cell table:style-name="ce6" office:value-type="float" office:value="1162" calcext:value-type="float">
            <text:p>1162</text:p>
          </table:table-cell>
          <table:table-cell table:style-name="ce6" office:value-type="float" office:value="1161" calcext:value-type="float">
            <text:p>1161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1159" calcext:value-type="float">
            <text:p>1159</text:p>
          </table:table-cell>
          <table:table-cell table:style-name="ce6" office:value-type="float" office:value="1158" calcext:value-type="float">
            <text:p>1158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1156" calcext:value-type="float">
            <text:p>11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55" calcext:value-type="float">
            <text:p>1155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office:value-type="float" office:value="1153" calcext:value-type="float">
            <text:p>1153</text:p>
          </table:table-cell>
          <table:table-cell table:style-name="ce6" office:value-type="float" office:value="1152" calcext:value-type="float">
            <text:p>1152</text:p>
          </table:table-cell>
          <table:table-cell table:style-name="ce6" office:value-type="float" office:value="1151" calcext:value-type="float">
            <text:p>1151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office:value-type="float" office:value="1149" calcext:value-type="float">
            <text:p>1149</text:p>
          </table:table-cell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1146" calcext:value-type="float">
            <text:p>11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144" calcext:value-type="float">
            <text:p>1144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1142" calcext:value-type="float">
            <text:p>1142</text:p>
          </table:table-cell>
          <table:table-cell table:style-name="ce6" office:value-type="float" office:value="1141" calcext:value-type="float">
            <text:p>1141</text:p>
          </table:table-cell>
          <table:table-cell table:style-name="ce6" office:value-type="float" office:value="1140" calcext:value-type="float">
            <text:p>1140</text:p>
          </table:table-cell>
          <table:table-cell table:style-name="ce6" office:value-type="float" office:value="1139" calcext:value-type="float">
            <text:p>1139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1136" calcext:value-type="float">
            <text:p>11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1134" calcext:value-type="float">
            <text:p>1134</text:p>
          </table:table-cell>
          <table:table-cell table:style-name="ce6" office:value-type="float" office:value="1133" calcext:value-type="float">
            <text:p>1133</text:p>
          </table:table-cell>
          <table:table-cell table:style-name="ce6" office:value-type="float" office:value="1132" calcext:value-type="float">
            <text:p>1132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1129" calcext:value-type="float">
            <text:p>1129</text:p>
          </table:table-cell>
          <table:table-cell table:style-name="ce6" office:value-type="float" office:value="1128" calcext:value-type="float">
            <text:p>1128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1126" calcext:value-type="float">
            <text:p>11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25" calcext:value-type="float">
            <text:p>1125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1121" calcext:value-type="float">
            <text:p>1121</text:p>
          </table:table-cell>
          <table:table-cell table:style-name="ce6" office:value-type="float" office:value="1120" calcext:value-type="float">
            <text:p>1120</text:p>
          </table:table-cell>
          <table:table-cell table:style-name="ce6" office:value-type="float" office:value="1119" calcext:value-type="float">
            <text:p>1119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1116" calcext:value-type="float">
            <text:p>11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15" calcext:value-type="float">
            <text:p>1115</text:p>
          </table:table-cell>
          <table:table-cell table:style-name="ce6" office:value-type="float" office:value="1114" calcext:value-type="float">
            <text:p>1114</text:p>
          </table:table-cell>
          <table:table-cell table:style-name="ce6" office:value-type="float" office:value="1113" calcext:value-type="float">
            <text:p>1113</text:p>
          </table:table-cell>
          <table:table-cell table:style-name="ce6" office:value-type="float" office:value="1112" calcext:value-type="float">
            <text:p>111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109" calcext:value-type="float">
            <text:p>1109</text:p>
          </table:table-cell>
          <table:table-cell table:style-name="ce6" office:value-type="float" office:value="1108" calcext:value-type="float">
            <text:p>1108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1106" calcext:value-type="float">
            <text:p>11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1104" calcext:value-type="float">
            <text:p>1104</text:p>
          </table:table-cell>
          <table:table-cell table:style-name="ce6" office:value-type="float" office:value="1103" calcext:value-type="float">
            <text:p>1103</text:p>
          </table:table-cell>
          <table:table-cell table:style-name="ce6" office:value-type="float" office:value="1102" calcext:value-type="float">
            <text:p>110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1097" calcext:value-type="float">
            <text:p>1097</text:p>
          </table:table-cell>
          <table:table-cell table:style-name="ce6" office:value-type="float" office:value="1096" calcext:value-type="float">
            <text:p>10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95" calcext:value-type="float">
            <text:p>1095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1092" calcext:value-type="float">
            <text:p>1092</text:p>
          </table:table-cell>
          <table:table-cell table:style-name="ce6" office:value-type="float" office:value="1091" calcext:value-type="float">
            <text:p>1091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1089" calcext:value-type="float">
            <text:p>1089</text:p>
          </table:table-cell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1087" calcext:value-type="float">
            <text:p>1087</text:p>
          </table:table-cell>
          <table:table-cell table:style-name="ce6" office:value-type="float" office:value="1086" calcext:value-type="float">
            <text:p>10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1083" calcext:value-type="float">
            <text:p>1083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1081" calcext:value-type="float">
            <text:p>1081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office:value-type="float" office:value="1078" calcext:value-type="float">
            <text:p>1078</text:p>
          </table:table-cell>
          <table:table-cell table:style-name="ce6" office:value-type="float" office:value="1077" calcext:value-type="float">
            <text:p>1077</text:p>
          </table:table-cell>
          <table:table-cell table:style-name="ce6" office:value-type="float" office:value="1076" calcext:value-type="float">
            <text:p>10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float" office:value="1073" calcext:value-type="float">
            <text:p>1073</text:p>
          </table:table-cell>
          <table:table-cell table:style-name="ce6" office:value-type="float" office:value="1072" calcext:value-type="float">
            <text:p>1072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float" office:value="1070" calcext:value-type="float">
            <text:p>1070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1067" calcext:value-type="float">
            <text:p>1067</text:p>
          </table:table-cell>
          <table:table-cell table:style-name="ce6" office:value-type="float" office:value="1066" calcext:value-type="float">
            <text:p>10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float" office:value="1063" calcext:value-type="float">
            <text:p>1063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1056" calcext:value-type="float">
            <text:p>10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1" calcext:value-type="float">
            <text:p>1051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1049" calcext:value-type="float">
            <text:p>1049</text:p>
          </table:table-cell>
          <table:table-cell table:style-name="ce6" office:value-type="float" office:value="1048" calcext:value-type="float">
            <text:p>1048</text:p>
          </table:table-cell>
          <table:table-cell table:style-name="ce6" office:value-type="float" office:value="1047" calcext:value-type="float">
            <text:p>1047</text:p>
          </table:table-cell>
          <table:table-cell table:style-name="ce6" office:value-type="float" office:value="1046" calcext:value-type="float">
            <text:p>10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1039" calcext:value-type="float">
            <text:p>1039</text:p>
          </table:table-cell>
          <table:table-cell table:style-name="ce6" office:value-type="float" office:value="1038" calcext:value-type="float">
            <text:p>1038</text:p>
          </table:table-cell>
          <table:table-cell table:style-name="ce6" office:value-type="float" office:value="1037" calcext:value-type="float">
            <text:p>1037</text:p>
          </table:table-cell>
          <table:table-cell table:style-name="ce6" office:value-type="float" office:value="1036" calcext:value-type="float">
            <text:p>10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35" calcext:value-type="float">
            <text:p>1035</text:p>
          </table:table-cell>
          <table:table-cell table:style-name="ce6" office:value-type="float" office:value="1034" calcext:value-type="float">
            <text:p>1034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1032" calcext:value-type="float">
            <text:p>1032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office:value-type="float" office:value="1028" calcext:value-type="float">
            <text:p>102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1026" calcext:value-type="float">
            <text:p>10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25" calcext:value-type="float">
            <text:p>1025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office:value-type="float" office:value="1017" calcext:value-type="float">
            <text:p>1017</text:p>
          </table:table-cell>
          <table:table-cell table:style-name="ce6" office:value-type="float" office:value="1016" calcext:value-type="float">
            <text:p>10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15" calcext:value-type="float">
            <text:p>1015</text:p>
          </table:table-cell>
          <table:table-cell table:style-name="ce6" office:value-type="float" office:value="1014" calcext:value-type="float">
            <text:p>1014</text:p>
          </table:table-cell>
          <table:table-cell table:style-name="ce6" office:value-type="float" office:value="1013" calcext:value-type="float">
            <text:p>1013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float" office:value="1009" calcext:value-type="float">
            <text:p>1009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float" office:value="1002" calcext:value-type="float">
            <text:p>100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998" calcext:value-type="float">
            <text:p>998</text:p>
          </table:table-cell>
          <table:table-cell table:style-name="ce6" office:value-type="float" office:value="997" calcext:value-type="float">
            <text:p>997</text:p>
          </table:table-cell>
          <table:table-cell table:style-name="ce6" office:value-type="float" office:value="996" calcext:value-type="float">
            <text:p>9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95" calcext:value-type="float">
            <text:p>995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991" calcext:value-type="float">
            <text:p>991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float" office:value="989" calcext:value-type="float">
            <text:p>989</text:p>
          </table:table-cell>
          <table:table-cell table:style-name="ce6" office:value-type="float" office:value="988" calcext:value-type="float">
            <text:p>988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986" calcext:value-type="float">
            <text:p>9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983" calcext:value-type="float">
            <text:p>983</text:p>
          </table:table-cell>
          <table:table-cell table:style-name="ce6" office:value-type="float" office:value="982" calcext:value-type="float">
            <text:p>982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979" calcext:value-type="float">
            <text:p>979</text:p>
          </table:table-cell>
          <table:table-cell table:style-name="ce6" office:value-type="float" office:value="978" calcext:value-type="float">
            <text:p>978</text:p>
          </table:table-cell>
          <table:table-cell table:style-name="ce6" office:value-type="float" office:value="977" calcext:value-type="float">
            <text:p>977</text:p>
          </table:table-cell>
          <table:table-cell table:style-name="ce6" office:value-type="float" office:value="976" calcext:value-type="float">
            <text:p>9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974" calcext:value-type="float">
            <text:p>974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972" calcext:value-type="float">
            <text:p>972</text:p>
          </table:table-cell>
          <table:table-cell table:style-name="ce6" office:value-type="float" office:value="971" calcext:value-type="float">
            <text:p>971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float" office:value="968" calcext:value-type="float">
            <text:p>968</text:p>
          </table:table-cell>
          <table:table-cell table:style-name="ce6" office:value-type="float" office:value="967" calcext:value-type="float">
            <text:p>967</text:p>
          </table:table-cell>
          <table:table-cell table:style-name="ce6" office:value-type="float" office:value="966" calcext:value-type="float">
            <text:p>9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964" calcext:value-type="float">
            <text:p>964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962" calcext:value-type="float">
            <text:p>962</text:p>
          </table:table-cell>
          <table:table-cell table:style-name="ce6" office:value-type="float" office:value="961" calcext:value-type="float">
            <text:p>961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959" calcext:value-type="float">
            <text:p>959</text:p>
          </table:table-cell>
          <table:table-cell table:style-name="ce6" office:value-type="float" office:value="958" calcext:value-type="float">
            <text:p>958</text:p>
          </table:table-cell>
          <table:table-cell table:style-name="ce6" office:value-type="float" office:value="957" calcext:value-type="float">
            <text:p>957</text:p>
          </table:table-cell>
          <table:table-cell table:style-name="ce6" office:value-type="float" office:value="956" calcext:value-type="float">
            <text:p>9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55" calcext:value-type="float">
            <text:p>955</text:p>
          </table:table-cell>
          <table:table-cell table:style-name="ce6" office:value-type="float" office:value="954" calcext:value-type="float">
            <text:p>954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952" calcext:value-type="float">
            <text:p>952</text:p>
          </table:table-cell>
          <table:table-cell table:style-name="ce6" office:value-type="float" office:value="951" calcext:value-type="float">
            <text:p>951</text:p>
          </table:table-cell>
          <table:table-cell table:style-name="ce6" office:value-type="float" office:value="950" calcext:value-type="float">
            <text:p>950</text:p>
          </table:table-cell>
          <table:table-cell table:style-name="ce6" office:value-type="float" office:value="949" calcext:value-type="float">
            <text:p>949</text:p>
          </table:table-cell>
          <table:table-cell table:style-name="ce6" office:value-type="float" office:value="948" calcext:value-type="float">
            <text:p>948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946" calcext:value-type="float">
            <text:p>9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45" calcext:value-type="float">
            <text:p>94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43" calcext:value-type="float">
            <text:p>943</text:p>
          </table:table-cell>
          <table:table-cell table:style-name="ce6" office:value-type="float" office:value="942" calcext:value-type="float">
            <text:p>942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float" office:value="940" calcext:value-type="float">
            <text:p>940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938" calcext:value-type="float">
            <text:p>938</text:p>
          </table:table-cell>
          <table:table-cell table:style-name="ce6" office:value-type="float" office:value="937" calcext:value-type="float">
            <text:p>937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35" calcext:value-type="float">
            <text:p>935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float" office:value="933" calcext:value-type="float">
            <text:p>933</text:p>
          </table:table-cell>
          <table:table-cell table:style-name="ce6" office:value-type="float" office:value="932" calcext:value-type="float">
            <text:p>932</text:p>
          </table:table-cell>
          <table:table-cell table:style-name="ce6" office:value-type="float" office:value="931" calcext:value-type="float">
            <text:p>931</text:p>
          </table:table-cell>
          <table:table-cell table:style-name="ce6" office:value-type="float" office:value="930" calcext:value-type="float">
            <text:p>930</text:p>
          </table:table-cell>
          <table:table-cell table:style-name="ce6" office:value-type="float" office:value="929" calcext:value-type="float">
            <text:p>929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float" office:value="927" calcext:value-type="float">
            <text:p>927</text:p>
          </table:table-cell>
          <table:table-cell table:style-name="ce6" office:value-type="float" office:value="926" calcext:value-type="float">
            <text:p>9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25" calcext:value-type="float">
            <text:p>925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923" calcext:value-type="float">
            <text:p>923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917" calcext:value-type="float">
            <text:p>917</text:p>
          </table:table-cell>
          <table:table-cell table:style-name="ce6" office:value-type="float" office:value="916" calcext:value-type="float">
            <text:p>9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15" calcext:value-type="float">
            <text:p>915</text:p>
          </table:table-cell>
          <table:table-cell table:style-name="ce6" office:value-type="float" office:value="914" calcext:value-type="float">
            <text:p>914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910" calcext:value-type="float">
            <text:p>910</text:p>
          </table:table-cell>
          <table:table-cell table:style-name="ce6" office:value-type="float" office:value="909" calcext:value-type="float">
            <text:p>909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float" office:value="907" calcext:value-type="float">
            <text:p>907</text:p>
          </table:table-cell>
          <table:table-cell table:style-name="ce6" office:value-type="float" office:value="906" calcext:value-type="float">
            <text:p>9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904" calcext:value-type="float">
            <text:p>904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2" calcext:value-type="float">
            <text:p>902</text:p>
          </table:table-cell>
          <table:table-cell table:style-name="ce6" office:value-type="float" office:value="901" calcext:value-type="float">
            <text:p>901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897" calcext:value-type="float">
            <text:p>897</text:p>
          </table:table-cell>
          <table:table-cell table:style-name="ce6" office:value-type="float" office:value="896" calcext:value-type="float">
            <text:p>8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894" calcext:value-type="float">
            <text:p>894</text:p>
          </table:table-cell>
          <table:table-cell table:style-name="ce6" office:value-type="float" office:value="893" calcext:value-type="float">
            <text:p>893</text:p>
          </table:table-cell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891" calcext:value-type="float">
            <text:p>891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889" calcext:value-type="float">
            <text:p>889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887" calcext:value-type="float">
            <text:p>887</text:p>
          </table:table-cell>
          <table:table-cell table:style-name="ce6" office:value-type="float" office:value="886" calcext:value-type="float">
            <text:p>8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85" calcext:value-type="float">
            <text:p>885</text:p>
          </table:table-cell>
          <table:table-cell table:style-name="ce6" office:value-type="float" office:value="884" calcext:value-type="float">
            <text:p>884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881" calcext:value-type="float">
            <text:p>881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879" calcext:value-type="float">
            <text:p>879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877" calcext:value-type="float">
            <text:p>877</text:p>
          </table:table-cell>
          <table:table-cell table:style-name="ce6" office:value-type="float" office:value="876" calcext:value-type="float">
            <text:p>8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75" calcext:value-type="float">
            <text:p>875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69" calcext:value-type="float">
            <text:p>869</text:p>
          </table:table-cell>
          <table:table-cell table:style-name="ce6" office:value-type="float" office:value="868" calcext:value-type="float">
            <text:p>868</text:p>
          </table:table-cell>
          <table:table-cell table:style-name="ce6" office:value-type="float" office:value="867" calcext:value-type="float">
            <text:p>867</text:p>
          </table:table-cell>
          <table:table-cell table:style-name="ce6" office:value-type="float" office:value="866" calcext:value-type="float">
            <text:p>8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65" calcext:value-type="float">
            <text:p>865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862" calcext:value-type="float">
            <text:p>862</text:p>
          </table:table-cell>
          <table:table-cell table:style-name="ce6" office:value-type="float" office:value="861" calcext:value-type="float">
            <text:p>861</text:p>
          </table:table-cell>
          <table:table-cell table:style-name="ce6" office:value-type="float" office:value="860" calcext:value-type="float">
            <text:p>860</text:p>
          </table:table-cell>
          <table:table-cell table:style-name="ce6" office:value-type="float" office:value="859" calcext:value-type="float">
            <text:p>859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857" calcext:value-type="float">
            <text:p>857</text:p>
          </table:table-cell>
          <table:table-cell table:style-name="ce6" office:value-type="float" office:value="856" calcext:value-type="float">
            <text:p>8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55" calcext:value-type="float">
            <text:p>855</text:p>
          </table:table-cell>
          <table:table-cell table:style-name="ce6" office:value-type="float" office:value="854" calcext:value-type="float">
            <text:p>854</text:p>
          </table:table-cell>
          <table:table-cell table:style-name="ce6" office:value-type="float" office:value="853" calcext:value-type="float">
            <text:p>853</text:p>
          </table:table-cell>
          <table:table-cell table:style-name="ce6" office:value-type="float" office:value="852" calcext:value-type="float">
            <text:p>852</text:p>
          </table:table-cell>
          <table:table-cell table:style-name="ce6" office:value-type="float" office:value="851" calcext:value-type="float">
            <text:p>851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847" calcext:value-type="float">
            <text:p>847</text:p>
          </table:table-cell>
          <table:table-cell table:style-name="ce6" office:value-type="float" office:value="846" calcext:value-type="float">
            <text:p>8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842" calcext:value-type="float">
            <text:p>842</text:p>
          </table:table-cell>
          <table:table-cell table:style-name="ce6" office:value-type="float" office:value="841" calcext:value-type="float">
            <text:p>841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839" calcext:value-type="float">
            <text:p>839</text:p>
          </table:table-cell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836" calcext:value-type="float">
            <text:p>8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832" calcext:value-type="float">
            <text:p>832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float" office:value="828" calcext:value-type="float">
            <text:p>828</text:p>
          </table:table-cell>
          <table:table-cell table:style-name="ce6" office:value-type="float" office:value="827" calcext:value-type="float">
            <text:p>827</text:p>
          </table:table-cell>
          <table:table-cell table:style-name="ce6" office:value-type="float" office:value="826" calcext:value-type="float">
            <text:p>8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25" calcext:value-type="float">
            <text:p>825</text:p>
          </table:table-cell>
          <table:table-cell table:style-name="ce6" office:value-type="float" office:value="824" calcext:value-type="float">
            <text:p>824</text:p>
          </table:table-cell>
          <table:table-cell table:style-name="ce6" office:value-type="float" office:value="823" calcext:value-type="float">
            <text:p>823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816" calcext:value-type="float">
            <text:p>8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15" calcext:value-type="float">
            <text:p>815</text:p>
          </table:table-cell>
          <table:table-cell table:style-name="ce6" office:value-type="float" office:value="814" calcext:value-type="float">
            <text:p>814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811" calcext:value-type="float">
            <text:p>811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807" calcext:value-type="float">
            <text:p>807</text:p>
          </table:table-cell>
          <table:table-cell table:style-name="ce6" office:value-type="float" office:value="806" calcext:value-type="float">
            <text:p>8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05" calcext:value-type="float">
            <text:p>805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float" office:value="803" calcext:value-type="float">
            <text:p>803</text:p>
          </table:table-cell>
          <table:table-cell table:style-name="ce6" office:value-type="float" office:value="802" calcext:value-type="float">
            <text:p>802</text:p>
          </table:table-cell>
          <table:table-cell table:style-name="ce6" office:value-type="float" office:value="801" calcext:value-type="float">
            <text:p>801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799" calcext:value-type="float">
            <text:p>799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float" office:value="796" calcext:value-type="float">
            <text:p>7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790" calcext:value-type="float">
            <text:p>790</text:p>
          </table:table-cell>
          <table:table-cell table:style-name="ce6" office:value-type="float" office:value="789" calcext:value-type="float">
            <text:p>789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786" calcext:value-type="float">
            <text:p>7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85" calcext:value-type="float">
            <text:p>785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783" calcext:value-type="float">
            <text:p>783</text:p>
          </table:table-cell>
          <table:table-cell table:style-name="ce6" office:value-type="float" office:value="782" calcext:value-type="float">
            <text:p>78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776" calcext:value-type="float">
            <text:p>7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769" calcext:value-type="float">
            <text:p>769</text:p>
          </table:table-cell>
          <table:table-cell table:style-name="ce6" office:value-type="float" office:value="768" calcext:value-type="float">
            <text:p>768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766" calcext:value-type="float">
            <text:p>7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763" calcext:value-type="float">
            <text:p>763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758" calcext:value-type="float">
            <text:p>758</text:p>
          </table:table-cell>
          <table:table-cell table:style-name="ce6" office:value-type="float" office:value="757" calcext:value-type="float">
            <text:p>757</text:p>
          </table:table-cell>
          <table:table-cell table:style-name="ce6" office:value-type="float" office:value="756" calcext:value-type="float">
            <text:p>7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55" calcext:value-type="float">
            <text:p>755</text:p>
          </table:table-cell>
          <table:table-cell table:style-name="ce6" office:value-type="float" office:value="754" calcext:value-type="float">
            <text:p>754</text:p>
          </table:table-cell>
          <table:table-cell table:style-name="ce6" office:value-type="float" office:value="753" calcext:value-type="float">
            <text:p>753</text:p>
          </table:table-cell>
          <table:table-cell table:style-name="ce6" office:value-type="float" office:value="752" calcext:value-type="float">
            <text:p>75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747" calcext:value-type="float">
            <text:p>747</text:p>
          </table:table-cell>
          <table:table-cell table:style-name="ce6" office:value-type="float" office:value="746" calcext:value-type="float">
            <text:p>7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739" calcext:value-type="float">
            <text:p>739</text:p>
          </table:table-cell>
          <table:table-cell table:style-name="ce6" office:value-type="float" office:value="738" calcext:value-type="float">
            <text:p>738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736" calcext:value-type="float">
            <text:p>7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733" calcext:value-type="float">
            <text:p>733</text:p>
          </table:table-cell>
          <table:table-cell table:style-name="ce6" office:value-type="float" office:value="732" calcext:value-type="float">
            <text:p>732</text:p>
          </table:table-cell>
          <table:table-cell table:style-name="ce6" office:value-type="float" office:value="731" calcext:value-type="float">
            <text:p>731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726" calcext:value-type="float">
            <text:p>7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25" calcext:value-type="float">
            <text:p>725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722" calcext:value-type="float">
            <text:p>722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float" office:value="718" calcext:value-type="float">
            <text:p>718</text:p>
          </table:table-cell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716" calcext:value-type="float">
            <text:p>7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712" calcext:value-type="float">
            <text:p>712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708" calcext:value-type="float">
            <text:p>708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706" calcext:value-type="float">
            <text:p>7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704" calcext:value-type="float">
            <text:p>704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699" calcext:value-type="float">
            <text:p>699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697" calcext:value-type="float">
            <text:p>697</text:p>
          </table:table-cell>
          <table:table-cell table:style-name="ce6" office:value-type="float" office:value="696" calcext:value-type="float">
            <text:p>6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693" calcext:value-type="float">
            <text:p>693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float" office:value="687" calcext:value-type="float">
            <text:p>687</text:p>
          </table:table-cell>
          <table:table-cell table:style-name="ce6" office:value-type="float" office:value="686" calcext:value-type="float">
            <text:p>6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85" calcext:value-type="float">
            <text:p>685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682" calcext:value-type="float">
            <text:p>682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679" calcext:value-type="float">
            <text:p>679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676" calcext:value-type="float">
            <text:p>6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673" calcext:value-type="float">
            <text:p>673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671" calcext:value-type="float">
            <text:p>671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667" calcext:value-type="float">
            <text:p>667</text:p>
          </table:table-cell>
          <table:table-cell table:style-name="ce6" office:value-type="float" office:value="666" calcext:value-type="float">
            <text:p>6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663" calcext:value-type="float">
            <text:p>663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659" calcext:value-type="float">
            <text:p>659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657" calcext:value-type="float">
            <text:p>657</text:p>
          </table:table-cell>
          <table:table-cell table:style-name="ce6" office:value-type="float" office:value="656" calcext:value-type="float">
            <text:p>6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653" calcext:value-type="float">
            <text:p>653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649" calcext:value-type="float">
            <text:p>649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647" calcext:value-type="float">
            <text:p>647</text:p>
          </table:table-cell>
          <table:table-cell table:style-name="ce6" office:value-type="float" office:value="646" calcext:value-type="float">
            <text:p>6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636" calcext:value-type="float">
            <text:p>6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626" calcext:value-type="float">
            <text:p>6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616" calcext:value-type="float">
            <text:p>6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float" office:value="606" calcext:value-type="float">
            <text:p>6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05" calcext:value-type="float">
            <text:p>605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602" calcext:value-type="float">
            <text:p>602</text:p>
          </table:table-cell>
          <table:table-cell table:style-name="ce6" office:value-type="float" office:value="601" calcext:value-type="float">
            <text:p>601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599" calcext:value-type="float">
            <text:p>599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596" calcext:value-type="float">
            <text:p>5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587" calcext:value-type="float">
            <text:p>587</text:p>
          </table:table-cell>
          <table:table-cell table:style-name="ce6" office:value-type="float" office:value="586" calcext:value-type="float">
            <text:p>5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579" calcext:value-type="float">
            <text:p>579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576" calcext:value-type="float">
            <text:p>5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574" calcext:value-type="float">
            <text:p>574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570" calcext:value-type="float">
            <text:p>570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65" calcext:value-type="float">
            <text:p>565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float" office:value="562" calcext:value-type="float">
            <text:p>562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557" calcext:value-type="float">
            <text:p>557</text:p>
          </table:table-cell>
          <table:table-cell table:style-name="ce6" office:value-type="float" office:value="556" calcext:value-type="float">
            <text:p>5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554" calcext:value-type="float">
            <text:p>554</text:p>
          </table:table-cell>
          <table:table-cell table:style-name="ce6" office:value-type="float" office:value="553" calcext:value-type="float">
            <text:p>553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551" calcext:value-type="float">
            <text:p>551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547" calcext:value-type="float">
            <text:p>547</text:p>
          </table:table-cell>
          <table:table-cell table:style-name="ce6" office:value-type="float" office:value="546" calcext:value-type="float">
            <text:p>5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542" calcext:value-type="float">
            <text:p>542</text:p>
          </table:table-cell>
          <table:table-cell table:style-name="ce6" office:value-type="float" office:value="541" calcext:value-type="float">
            <text:p>541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536" calcext:value-type="float">
            <text:p>5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531" calcext:value-type="float">
            <text:p>531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529" calcext:value-type="float">
            <text:p>529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526" calcext:value-type="float">
            <text:p>5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516" calcext:value-type="float">
            <text:p>5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508" calcext:value-type="float">
            <text:p>508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496" calcext:value-type="float">
            <text:p>4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95" calcext:value-type="float">
            <text:p>495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486" calcext:value-type="float">
            <text:p>4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476" calcext:value-type="float">
            <text:p>4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75" calcext:value-type="float">
            <text:p>475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469" calcext:value-type="float">
            <text:p>469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467" calcext:value-type="float">
            <text:p>467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65" calcext:value-type="float">
            <text:p>465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456" calcext:value-type="float">
            <text:p>4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453" calcext:value-type="float">
            <text:p>45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446" calcext:value-type="float">
            <text:p>4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436" calcext:value-type="float">
            <text:p>4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426" calcext:value-type="float">
            <text:p>4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416" calcext:value-type="float">
            <text:p>4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06" calcext:value-type="float">
            <text:p>4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95" calcext:value-type="float">
            <text:p>395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386" calcext:value-type="float">
            <text:p>3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384" calcext:value-type="float">
            <text:p>384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366" calcext:value-type="float">
            <text:p>3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363" calcext:value-type="float">
            <text:p>363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356" calcext:value-type="float">
            <text:p>3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346" calcext:value-type="float">
            <text:p>3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326" calcext:value-type="float">
            <text:p>3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316" calcext:value-type="float">
            <text:p>3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06" calcext:value-type="float">
            <text:p>3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296" calcext:value-type="float">
            <text:p>2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266" calcext:value-type="float">
            <text:p>2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36" calcext:value-type="float">
            <text:p>2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95" calcext:value-type="float">
            <text:p>9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85" calcext:value-type="float">
            <text:p>8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E2:Planilha1.N124 Planilha1.E125:Planilha1.J125">
            <calcext:condition calcext:apply-style-name="diasfaltantes" calcext:value="&lt;[$Planilha1.$C$3]" calcext:base-cell-address="Planilha1.E2"/>
          </calcext:conditional-format>
          <calcext:conditional-format calcext:target-range-address="Planilha1.E2:Planilha1.N124 Planilha1.E125:Planilha1.J125">
            <calcext:condition calcext:apply-style-name="diaspassaram" calcext:value="&gt;[$Planilha1.$C$3]" calcext:base-cell-address="Planilha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/>
    <style:style style:name="diasfaltantes" style:family="table-cell" style:parent-style-name="Default">
      <style:table-cell-properties fo:background-color="#5eb91e"/>
      <style:text-properties fo:color="#000000"/>
    </style:style>
    <style:style style:name="diaspassaram" style:family="table-cell" style:parent-style-name="Default">
      <style:table-cell-properties fo:background-color="#ff3838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5:26:19.024000000</meta:creation-date>
    <dc:date>2019-07-26T16:12:11.535000000</dc:date>
    <meta:editing-duration>PT3M15S</meta:editing-duration>
    <meta:editing-cycles>1</meta:editing-cycles>
    <meta:document-statistic meta:table-count="1" meta:cell-count="1254" meta:object-count="0"/>
    <meta:generator>LibreOffice/6.2.0.3$Windows_X86_64 LibreOffice_project/98c6a8a1c6c7b144ce3cc729e34964b47ce25d62</meta:generator>
  </office:meta>
</office:document-meta>
</file>